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1" svg:font-family="'Open Sans', Tahoma, Verdana, Segoe, sans-serif"/>
    <style:font-face style:name="PT Serif" svg:font-family="'PT Serif', TimesNewRoman, 'Times New Roman', Times, Baskerville, Georgia, serif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 Sans" svg:font-family="'Open Sans', Tahoma, Verdana, Segoe, sans-serif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222222" style:font-name="Open Sans" fo:font-size="9pt" fo:letter-spacing="normal" fo:language="ru" fo:country="RU" fo:font-style="normal" fo:font-weight="normal" officeooo:rsid="001ff5ce" officeooo:paragraph-rsid="001ff5ce" style:font-size-asian="9pt" style:font-weight-asian="normal" style:font-size-complex="9pt" style:font-weight-complex="normal"/>
    </style:style>
    <style:style style:name="P2" style:family="paragraph" style:parent-style-name="Heading_20_1">
      <style:paragraph-properties fo:margin-left="0cm" fo:margin-right="0cm" fo:margin-top="0.635cm" fo:margin-bottom="0.635cm" loext:contextual-spacing="false" fo:line-height="100%" fo:text-align="start" style:justify-single-word="false" fo:orphans="2" fo:widows="2" fo:text-indent="0cm" style:auto-text-indent="false" fo:padding="0cm" fo:border="none"/>
      <style:text-properties fo:font-variant="normal" fo:text-transform="none" fo:color="#222222" style:font-name="PT Serif" fo:letter-spacing="normal" fo:font-style="normal" fo:font-weight="bold"/>
    </style:style>
    <style:style style:name="P3" style:family="paragraph" style:parent-style-name="Heading_20_3">
      <style:paragraph-properties fo:margin-left="0cm" fo:margin-right="0cm" fo:margin-top="0.635cm" fo:margin-bottom="0.635cm" loext:contextual-spacing="false" fo:line-height="100%" fo:text-align="start" style:justify-single-word="false" fo:orphans="2" fo:widows="2" fo:text-indent="0cm" style:auto-text-indent="false" fo:padding="0cm" fo:border="none"/>
      <style:text-properties fo:font-variant="normal" fo:text-transform="none" fo:color="#222222" style:font-name="PT Serif" fo:font-size="18pt" fo:letter-spacing="normal" fo:font-style="normal" fo:font-weight="bold"/>
    </style:style>
    <style:style style:name="P4" style:family="paragraph" style:parent-style-name="Heading_20_2">
      <style:paragraph-properties fo:margin-left="0cm" fo:margin-right="0cm" fo:margin-top="0.635cm" fo:margin-bottom="0.635cm" loext:contextual-spacing="false" fo:line-height="100%" fo:text-align="start" style:justify-single-word="false" fo:orphans="2" fo:widows="2" fo:text-indent="0cm" style:auto-text-indent="false" fo:padding="0cm" fo:border="none"/>
      <style:text-properties fo:font-variant="normal" fo:text-transform="none" fo:color="#222222" style:font-name="PT Serif" fo:font-size="22.5pt" fo:letter-spacing="normal" fo:font-style="normal" fo:font-weight="bold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22222" style:font-name="Open Sans1" fo:font-size="9pt" fo:letter-spacing="normal" fo:font-style="normal" fo:font-weight="normal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22222" style:font-name="Open Sans1" fo:font-size="22.5pt" fo:letter-spacing="normal" fo:font-style="normal" fo:font-weight="normal" officeooo:paragraph-rsid="00211504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22222" fo:letter-spacing="normal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22222" style:font-name="Times New Roman" fo:font-size="12pt" fo:letter-spacing="normal" fo:language="ru" fo:country="RU" fo:font-style="normal" fo:font-weight="normal" officeooo:rsid="00196b3e" style:font-size-asian="10.5pt" style:font-size-complex="12pt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22222" style:font-name="Open Sans" fo:font-size="9pt" fo:letter-spacing="normal" fo:font-style="normal" fo:font-weight="normal" style:font-size-asian="9pt" style:font-size-complex="9pt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237e48"/>
    </style:style>
    <style:style style:name="P11" style:family="paragraph" style:parent-style-name="Standard">
      <style:text-properties fo:font-variant="normal" fo:text-transform="none" fo:color="#222222" style:font-name="Open Sans" fo:font-size="9pt" fo:letter-spacing="normal" fo:language="ru" fo:country="RU" fo:font-style="normal" fo:font-weight="normal" officeooo:rsid="00196b3e" officeooo:paragraph-rsid="00196b3e" style:font-size-asian="9pt" style:font-size-complex="9pt"/>
    </style:style>
    <style:style style:name="P12" style:family="paragraph" style:parent-style-name="Standard">
      <style:text-properties fo:font-variant="normal" fo:text-transform="none" fo:color="#222222" style:font-name="Open Sans" fo:font-size="9pt" fo:letter-spacing="normal" fo:language="ru" fo:country="RU" fo:font-style="normal" fo:font-weight="normal" officeooo:rsid="001ff5ce" officeooo:paragraph-rsid="001ff5ce" style:font-size-asian="9pt" style:font-size-complex="9pt"/>
    </style:style>
    <style:style style:name="P13" style:family="paragraph" style:parent-style-name="Text_20_body">
      <style:text-properties fo:font-variant="normal" fo:text-transform="none" fo:color="#222222" style:font-name="Open Sans" fo:font-size="9pt" fo:letter-spacing="normal" fo:language="ru" fo:country="RU" fo:font-style="normal" fo:font-weight="normal" officeooo:rsid="00196b3e" officeooo:paragraph-rsid="00196b3e" style:font-size-asian="9pt" style:font-size-complex="9pt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22222" style:font-name="Open Sans1" fo:font-size="9pt" fo:letter-spacing="normal" fo:language="ru" fo:country="RU" fo:font-style="normal" fo:font-weight="normal" officeooo:rsid="00211504" officeooo:paragraph-rsid="00211504"/>
    </style:style>
    <style:style style:name="P1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22222" style:font-name="Open Sans1" fo:font-size="9pt" fo:letter-spacing="normal" fo:font-style="normal" fo:font-weight="normal" officeooo:paragraph-rsid="002b43b3"/>
    </style:style>
    <style:style style:name="P1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237e48"/>
    </style:style>
    <style:style style:name="P17" style:family="paragraph" style:parent-style-name="Text_20_body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222222" style:font-name="Open Sans1" fo:font-size="9pt" fo:letter-spacing="normal" fo:font-style="normal" fo:font-weight="normal" officeooo:paragraph-rsid="00237e48"/>
    </style:style>
    <style:style style:name="P18" style:family="paragraph" style:parent-style-name="Text_20_body" style:list-style-name="L4">
      <style:paragraph-properties fo:margin-left="0cm" fo:margin-right="0.397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22222" style:font-name="Open Sans1" fo:font-size="9pt" fo:letter-spacing="normal" fo:language="ru" fo:country="RU" fo:font-style="normal" fo:font-weight="normal" officeooo:rsid="00237e48" officeooo:paragraph-rsid="00237e48"/>
    </style:style>
    <style:style style:name="P19" style:family="paragraph" style:parent-style-name="Text_20_body" style:list-style-name="L4">
      <style:paragraph-properties fo:margin-left="0cm" fo:margin-right="0.397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22222" style:font-name="Open Sans1" fo:font-size="9pt" fo:letter-spacing="normal" fo:font-style="normal" fo:font-weight="normal"/>
    </style:style>
    <style:style style:name="P20" style:family="paragraph" style:parent-style-name="Text_20_body" style:list-style-name="L4">
      <style:paragraph-properties fo:margin-left="0cm" fo:margin-right="0.397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22222" style:font-name="Open Sans1" fo:font-size="9pt" fo:letter-spacing="normal" fo:font-style="normal" fo:font-weight="normal" officeooo:paragraph-rsid="00237e48"/>
    </style:style>
    <style:style style:name="P21" style:family="paragraph" style:parent-style-name="Text_20_body" style:list-style-name="L5">
      <style:paragraph-properties fo:margin-left="0cm" fo:margin-right="0.397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22222" style:font-name="Open Sans" fo:font-size="9pt" fo:letter-spacing="normal" fo:font-style="normal" fo:font-weight="normal" style:font-size-asian="9pt" style:font-size-complex="9pt"/>
    </style:style>
    <style:style style:name="P22" style:family="paragraph" style:parent-style-name="Text_20_body" style:list-style-name="L6">
      <style:paragraph-properties fo:margin-left="0cm" fo:margin-right="0.397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22222" style:font-name="Open Sans" fo:font-size="9pt" fo:letter-spacing="normal" fo:font-style="normal" fo:font-weight="normal" style:font-size-asian="9pt" style:font-size-complex="9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11504"/>
    </style:style>
    <style:style style:name="T3" style:family="text">
      <style:text-properties fo:language="ru" fo:country="RU" officeooo:rsid="00237e48"/>
    </style:style>
    <style:style style:name="T4" style:family="text">
      <style:text-properties fo:language="ru" fo:country="RU" officeooo:rsid="002873c1"/>
    </style:style>
    <style:style style:name="T5" style:family="text">
      <style:text-properties fo:language="ru" fo:country="RU" officeooo:rsid="002a33ed"/>
    </style:style>
    <style:style style:name="T6" style:family="text">
      <style:text-properties fo:language="ru" fo:country="RU" officeooo:rsid="002b43b3"/>
    </style:style>
    <style:style style:name="T7" style:family="text">
      <style:text-properties officeooo:rsid="00211504"/>
    </style:style>
    <style:style style:name="T8" style:family="text">
      <style:text-properties style:font-name="PT Serif" fo:font-weight="bold"/>
    </style:style>
    <style:style style:name="T9" style:family="text">
      <style:text-properties style:font-name="PT Serif" fo:font-weight="bold" style:font-size-asian="22.5pt" style:font-size-complex="22.5pt"/>
    </style:style>
    <style:style style:name="T10" style:family="text">
      <style:text-properties style:font-name="PT Serif" fo:font-weight="bold" officeooo:rsid="002195bd" style:font-size-asian="22.5pt" style:font-size-complex="22.5pt"/>
    </style:style>
    <style:style style:name="T11" style:family="text">
      <style:text-properties style:font-name="PT Serif" fo:font-weight="bold" officeooo:rsid="002195bd"/>
    </style:style>
    <style:style style:name="T12" style:family="text">
      <style:text-properties officeooo:rsid="002195bd"/>
    </style:style>
    <style:style style:name="T13" style:family="text">
      <style:text-properties fo:language="en" fo:country="US" officeooo:rsid="00237e48"/>
    </style:style>
    <style:style style:name="T14" style:family="text">
      <style:text-properties fo:language="en" fo:country="US" officeooo:rsid="002b43b3"/>
    </style:style>
    <style:style style:name="T15" style:family="text">
      <style:text-properties fo:font-variant="normal" fo:text-transform="none" fo:color="#222222" style:font-name="Open Sans1" fo:font-size="9pt" fo:letter-spacing="normal" fo:font-style="normal" fo:font-weight="normal"/>
    </style:style>
    <style:style style:name="T16" style:family="text">
      <style:text-properties fo:font-variant="normal" fo:text-transform="none" fo:color="#222222" style:font-name="Open Sans1" fo:font-size="9pt" fo:letter-spacing="normal" fo:language="ru" fo:country="RU" fo:font-style="normal" fo:font-weight="normal" officeooo:rsid="00211504"/>
    </style:style>
    <style:style style:name="T17" style:family="text">
      <style:text-properties officeooo:rsid="0024104b"/>
    </style:style>
    <style:style style:name="T18" style:family="text">
      <style:text-properties officeooo:rsid="002b43b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39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39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39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39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39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1 Введение</text:h>
      <text:h text:style-name="P4" text:outline-level="2">1.1 Наименование программы</text:h>
      <text:p text:style-name="P5">Наименование программы – «<text:span text:style-name="T4">Танки</text:span>».</text:p>
      <text:h text:style-name="P4" text:outline-level="2">1.2 Краткая характеристика области применения</text:h>
      <text:p text:style-name="P5"><text:span text:style-name="T2">Программа </text:span>«<text:span text:style-name="T5">Танки</text:span>» предназначена для <text:span text:style-name="T2">людей, которые </text:span><text:span text:style-name="T6">хотят поиграть в танки в двухмерном пространстве</text:span></text:p>
      <text:h text:style-name="P2" text:outline-level="1"><text:span text:style-name="T7">2 </text:span>Назначение разработки</text:h>
      <text:p text:style-name="P15">Программа будет использоваться <text:span text:style-name="T2">одной</text:span> групп<text:span text:style-name="T2">ой</text:span> пользователей: <text:span text:style-name="T7">л</text:span><text:span text:style-name="T2">юдьми, которы</text:span><text:span text:style-name="T6">е</text:span><text:span text:style-name="T2"> хо</text:span><text:span text:style-name="T6">тя</text:span><text:span text:style-name="T2">т <text:s/></text:span><text:span text:style-name="T6">=поиграть в танки в двухмерном пространстве</text:span></text:p>
      <text:h text:style-name="P4" text:outline-level="2"><text:span text:style-name="T7">2.</text:span>1 Функциональное назначение</text:h>
      <text:p text:style-name="P14">Позволяет <text:span text:style-name="T18">играть в танки в двухмерном пространстве</text:span></text:p>
      <text:p text:style-name="P6"><text:span text:style-name="T10">3</text:span><text:span text:style-name="T9"> Требования к программе или программному изделию</text:span></text:p>
      <text:p text:style-name="P6"><text:span text:style-name="T11">3</text:span><text:span text:style-name="T8">.1 Требования к функциональным характеристикам</text:span></text:p>
      <text:h text:style-name="P3" text:outline-level="3"><text:span text:style-name="T12">3</text:span>.1.1 Требования к составу выполняемых функций</text:h>
      <text:p text:style-name="P15">После запуска программы пользователю отображается <text:span text:style-name="T6">стартовое окно с правилами игры</text:span>.</text:p>
      <text:p text:style-name="P7"/>
      <text:p text:style-name="P5">В системе существует всего <text:span text:style-name="T7">1</text:span> пользовател<text:span text:style-name="T2">ь</text:span>.</text:p>
      <text:p text:style-name="P5"/>
      <text:p text:style-name="P10"><text:span text:style-name="T15">Для </text:span><text:span text:style-name="T16">пользователя</text:span><text:span text:style-name="T15"> программа предоставляет следующие возможности:</text:span></text:p>
      <text:p text:style-name="P10"><text:span text:style-name="T15"/></text:p>
      <text:p text:style-name="P17"><text:span text:style-name="T3"><text:tab/></text:span><text:span text:style-name="T6">управление танком.</text:span></text:p>
      <text:h text:style-name="P4" text:outline-level="2"><text:soft-page-break/><text:span text:style-name="T12">3</text:span>.2 Требования к надежности</text:h>
      <text:p text:style-name="P5">Вероятность безотказной работы системы должна составлять не менее 99.99%</text:p>
      <text:h text:style-name="P4" text:outline-level="2"><text:span text:style-name="T12">3</text:span>.3 Условия эксплуатации</text:h>
      <text:p text:style-name="P5">Программа <text:span text:style-name="T3">запускается на компьютере пользователя. Так же на компьютере пользователе должна находиться</text:span><text:span text:style-name="T13"> </text:span><text:span text:style-name="T6">папка под названием „</text:span><text:span text:style-name="T14">data’, </text:span><text:span text:style-name="T6">в которой должны храниться фотографии танков, а так же .</text:span><text:span text:style-name="T14">mp3 </text:span><text:span text:style-name="T6">файлы</text:span></text:p>
      <text:h text:style-name="P3" text:outline-level="3"><text:span text:style-name="T12">3</text:span>.3.2 Требования к видам обслуживания</text:h>
      <text:p text:style-name="P5">Программа не требует проведения каких-либо видов обслуживания.</text:p>
      <text:h text:style-name="P2" text:outline-level="1"><text:span text:style-name="T12">4</text:span> Требования к программной документации</text:h>
      <text:p text:style-name="P5">Предварительный состав программной документации:</text:p>
      <text:list xml:id="list8593464870291389544" text:style-name="L4">
        <text:list-item>
          <text:p text:style-name="P19">техническое задание (включает описание применения);</text:p>
        </text:list-item>
        <text:list-item>
          <text:p text:style-name="P20">программа и методика испытаний;</text:p>
        </text:list-item>
        <text:list-item>
          <text:p text:style-name="P18">описание проекта</text:p>
        </text:list-item>
      </text:list>
      <text:h text:style-name="P2" text:outline-level="1"><text:span text:style-name="T3">5 </text:span>Стадии и этапы разработки</text:h>
      <text:p text:style-name="P8"/>
      <text:p text:style-name="P13">разработка должна быть проведена в <text:span text:style-name="T17">две </text:span>стадии:</text:p>
      <text:list xml:id="list4421607360526630857" text:style-name="L5">
        <text:list-item>
          <text:p text:style-name="P21">техническое задание;</text:p>
        </text:list-item>
        <text:list-item>
          <text:p text:style-name="P21">технический (и рабочий) проекты;</text:p>
        </text:list-item>
      </text:list>
      <text:p text:style-name="P9">На стадии «Техническое задание» должен быть выполнен этап разработки, согласования и утверждения настоящего технического задания.</text:p>
      <text:p text:style-name="P9">На стадии «Технический (и рабочий) проект» должны быть выполнены перечисленные ниже этапы работ:</text:p>
      <text:list xml:id="list5420357615387170223" text:style-name="L6">
        <text:list-item>
          <text:p text:style-name="P22">разработка программы;</text:p>
        </text:list-item>
        <text:list-item>
          <text:p text:style-name="P22">разработка программной документации;</text:p>
        </text:list-item>
        <text:list-item>
          <text:p text:style-name="P22">испытания программы.</text:p>
        </text:list-item>
      </text:list>
      <text:p text:style-name="P11"/>
      <text:p text:style-name="P12">Список используемой литературы:</text:p>
      <text:h text:style-name="P1" text:outline-level="1">Пример технического задания по ГОСТ 19.201-78</text:h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1" svg:font-family="'Open Sans', Tahoma, Verdana, Segoe, sans-serif"/>
    <style:font-face style:name="PT Serif" svg:font-family="'PT Serif', TimesNewRoman, 'Times New Roman', Times, Baskerville, Georgia, serif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 Sans" svg:font-family="'Open Sans', Tahoma, Verdana, Segoe, sans-serif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M27S</meta:editing-duration>
    <meta:editing-cycles>9</meta:editing-cycles>
    <meta:generator>LibreOffice/5.1.0.3$Windows_X86_64 LibreOffice_project/5e3e00a007d9b3b6efb6797a8b8e57b51ab1f737</meta:generator>
    <dc:date>2022-01-20T09:34:51.201000000</dc:date>
    <meta:document-statistic meta:table-count="0" meta:image-count="0" meta:object-count="0" meta:page-count="2" meta:paragraph-count="38" meta:word-count="241" meta:character-count="1904" meta:non-whitespace-character-count="1706"/>
    <meta:user-defined meta:name="Info 1"/>
    <meta:user-defined meta:name="Info 2"/>
    <meta:user-defined meta:name="Info 3"/>
    <meta:user-defined meta:name="Info 4"/>
  </office:meta>
</office:document-meta>
</file>